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author_28_s_29_">
      <style:text-properties officeooo:rsid="001a98f5" officeooo:paragraph-rsid="001a98f5"/>
    </style:style>
    <style:style style:name="P2" style:family="paragraph" style:parent-style-name="SBC_3a_email">
      <style:text-properties officeooo:paragraph-rsid="001a98f5"/>
    </style:style>
    <style:style style:name="P3" style:family="paragraph" style:parent-style-name="SBC_3a_address">
      <style:text-properties officeooo:paragraph-rsid="001a98f5"/>
    </style:style>
    <style:style style:name="P4" style:family="paragraph" style:parent-style-name="SBC_3a_title" style:master-page-name="Standard">
      <style:paragraph-properties style:page-number="auto"/>
      <style:text-properties officeooo:rsid="001a98f5" officeooo:paragraph-rsid="001a98f5"/>
    </style:style>
    <style:style style:name="P5" style:family="paragraph" style:parent-style-name="SBC_3a_paragraph_3a_first">
      <style:text-properties officeooo:paragraph-rsid="001bfae6"/>
    </style:style>
    <style:style style:name="P6" style:family="paragraph" style:parent-style-name="SBC_3a_paragraph" style:list-style-name="L1"/>
    <style:style style:name="P7" style:family="paragraph" style:parent-style-name="SBC_3a_paragraph" style:list-style-name="L1">
      <style:text-properties officeooo:paragraph-rsid="001bfae6"/>
    </style:style>
    <style:style style:name="P8" style:family="paragraph" style:parent-style-name="SBC_3a_paragraph" style:list-style-name="L2"/>
    <style:style style:name="P9" style:family="paragraph" style:parent-style-name="SBC_3a_paragraph" style:list-style-name="L2">
      <style:text-properties officeooo:paragraph-rsid="001bfae6"/>
    </style:style>
    <style:style style:name="P10" style:family="paragraph" style:parent-style-name="SBC_3a_paragraph" style:list-style-name="L1">
      <style:text-properties officeooo:rsid="001bfae6" officeooo:paragraph-rsid="001bfae6"/>
    </style:style>
    <style:style style:name="P11" style:family="paragraph" style:parent-style-name="SBC_3a_paragraph">
      <style:text-properties officeooo:rsid="001bfae6" officeooo:paragraph-rsid="001bfae6"/>
    </style:style>
    <style:style style:name="P12" style:family="paragraph" style:parent-style-name="SBC_3a_paragraph" style:list-style-name="L2">
      <style:text-properties officeooo:rsid="001bfae6" officeooo:paragraph-rsid="001bfae6"/>
    </style:style>
    <style:style style:name="P13" style:family="paragraph" style:parent-style-name="SBC_3a_title_3a_1">
      <style:text-properties officeooo:rsid="001a98f5" officeooo:paragraph-rsid="001a98f5"/>
    </style:style>
    <style:style style:name="P14" style:family="paragraph" style:parent-style-name="SBC_3a_title_3a_1">
      <style:text-properties officeooo:rsid="001bfae6" officeooo:paragraph-rsid="001bfae6"/>
    </style:style>
    <style:style style:name="P15" style:family="paragraph" style:parent-style-name="Standard" style:list-style-name="L2">
      <style:text-properties officeooo:rsid="001bfae6" officeooo:paragraph-rsid="001bfae6"/>
    </style:style>
    <style:style style:name="T1" style:family="text">
      <style:text-properties officeooo:rsid="001a98f5"/>
    </style:style>
    <style:style style:name="T2" style:family="text">
      <style:text-properties officeooo:rsid="001bfa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lho final de computação gráfica - <text:span text:style-name="T2">Rervisão</text:span></text:p>
      <text:p text:style-name="P1">Andrei Camilotto</text:p>
      <text:p text:style-name="SBC_3a_institution"><text:span text:style-name="T1">Ciência da Computação</text:span> – Universidade Federal d<text:span text:style-name="T1">a Fronteira Sul</text:span> (U<text:span text:style-name="T1">FF</text:span>S)</text:p>
      <text:p text:style-name="P3">SC-484, Km 02 - Fronteira Sul, Chapecó - SC, 89815-899 </text:p>
      <text:p text:style-name="P2"><text:span text:style-name="T1">andrei.camilotto</text:span>@<text:span text:style-name="T1">gmail.com</text:span></text:p>
      <text:h text:style-name="P13" text:outline-level="1">Introdução</text:h>
      <text:p text:style-name="SBC_3a_paragraph">O projeto consiste no desenvolvimento de um jogo de labirinto 3D utilizando a biblioteca Three.js. O contexto do jogo se passa em um ambiente <text:span text:style-name="T1">de mistério</text:span> e desafiador, onde o jogador assume o papel de um explorador que deve encontrar a saída de um labirinto. O impacto visual esperado é criar uma experiência imersiva e envolvente, com gráficos <text:span text:style-name="T1">bem trabalhados</text:span> e uma atmosfera que desperte a curiosidade e o suspense no jogador.</text:p>
      <text:h text:style-name="P13" text:outline-level="1">Objetivos <text:span text:style-name="T2">Revisados</text:span></text:h>
      <text:list text:style-name="L1">
        <text:list-item>
          <text:p text:style-name="P7">Implementar mecânicas de movimento fluidas e responsivas para o jogador dentro do ambiente 3D. </text:p>
          <text:p text:style-name="P7"><text:span text:style-name="T2">Foi utilizado o módulo PointerLockControls, que permite a criação de movimentação em primeira pesssoa de maneira simples.</text:span></text:p>
        </text:list-item>
        <text:list-item>
          <text:p text:style-name="P6">Utilizar técnicas de iluminação e sombreamento para criar uma atmosfera envolvente e realista. </text:p>
          <text:p text:style-name="P10">Foram usadas luz ambiente e luz direcional. Além disso foi adicionado um céu mais realista fazendo uso do código “shaders sky” por mrdoob (Github).</text:p>
        </text:list-item>
      </text:list>
      <text:h text:style-name="P13" text:outline-level="1">Técnicas <text:span text:style-name="T2">Utilizadas</text:span></text:h>
      <text:list text:style-name="L2">
        <text:list-item>
          <text:p text:style-name="P8">Modelagem 3D: Utilizar modelos tridimensionais para representar o labirinto, as paredes, portas, chaves e outros elementos do ambiente. </text:p>
          <text:p text:style-name="P9"><text:span text:style-name="T2">O labirinto foi modelado com objetos do próprio Three JS, como cubos e planos.</text:span></text:p>
        </text:list-item>
        <text:list-item>
          <text:p text:style-name="P8">Iluminação: Aplicar técnicas de iluminação dinâmica e sombreamento para criar uma atmosfera visualmente rica <text:span text:style-name="T1">ao</text:span> jogo. </text:p>
          <text:p text:style-name="P12">A luz direcional utilizada em sincronia com a posição do sol cria sombras responsivas às paredes e chão do labirinto.</text:p>
        </text:list-item>
        <text:list-item>
          <text:p text:style-name="P8">Texturização: Utilizar texturas para detalhar os diferentes elementos do ambiente, como paredes, piso e objetos interativos. </text:p>
          <text:p text:style-name="P12">Foram utilizadas texturas obtidas na internet para texturizar o labirinto e tornar o ambiente mais realista.</text:p>
          <text:p text:style-name="P15"/>
        </text:list-item>
      </text:list>
      <text:h text:style-name="P14" text:outline-level="1">Aspectos notáveis do código</text:h>
      <text:p text:style-name="P5"><text:tab/><text:span text:style-name="T2">Acredito que o código utilizado para a construção 3D do labirinto seja o mais </text:span><text:soft-page-break/><text:span text:style-name="T2">interessante a ser apresentado. </text:span></text:p>
      <text:p text:style-name="P11"/>
      <text:h text:style-name="P13" text:outline-level="1">Resultado</text:h>
      <text:p text:style-name="P11">Como resultado, o labirinto funciona conforme o esperado, oferecendo um ambiente imersivo e envolvente para o jogador. Trabalhos futuros são necessários para adicionar elementos de jogo ao labirinto, como leaderboard e menus, porém o objetivo principal do projeto foi concluído, uma vez que foi criado um labirinto funcional utilizando os meios do Three J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in" fo:margin-bottom="0.1575in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in" fo:margin-right="0in" fo:margin-top="0.25in" fo:margin-bottom="0in" style:contextual-spacing="false" fo:orphans="2" fo:widows="2" fo:text-indent="0in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in" fo:margin-right="0in" fo:margin-top="0.1665in" fo:margin-bottom="0in" style:contextual-spacing="false" fo:text-indent="0in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in" fo:margin-right="0in" fo:margin-top="0.1665in" fo:margin-bottom="0in" style:contextual-spacing="false" fo:text-indent="0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in" fo:margin-right="0in" fo:text-align="justify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1654in" fo:margin-bottom="0in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1654in" fo:margin-bottom="0in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3154in" fo:margin-right="0.3154in" fo:margin-top="0.0827in" fo:margin-bottom="0.0827in" style:contextual-spacing="false" fo:text-align="justify" style:justify-single-word="false" fo:text-indent="0in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0.4925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0827in" fo:margin-bottom="0in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3154in" fo:margin-right="0.3154in" fo:margin-top="0.0827in" fo:margin-bottom="0.0827in" style:contextual-spacing="false" fo:text-align="center" style:justify-single-word="false" fo:orphans="2" fo:widows="2" fo:text-indent="0in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1654in" fo:margin-bottom="0in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1654in" fo:margin-bottom="0in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1654in" fo:margin-bottom="0in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1654in" fo:margin-bottom="0in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0783in" fo:margin-bottom="0in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in" fo:margin-right="0in" fo:text-align="justify" style:justify-single-word="false" fo:text-indent="0in" style:auto-text-indent="false" style:page-number="auto" text:number-lines="true" text:line-number="1">
        <style:tab-stops>
          <style:tab-stop style:position="0in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1965in" fo:margin-right="0in" fo:margin-top="0.0429in" fo:margin-bottom="0in" style:contextual-spacing="false" fo:text-indent="-0.1965in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0827in" fo:margin-bottom="0.0827in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min-label-width="0.2953in"/>
      </text:outline-level-style>
      <text:outline-level-style text:level="2" loext:num-list-format="%1%.%2%." style:num-suffix="." style:num-format="1" text:display-levels="2">
        <style:list-level-properties text:min-label-width="0.3937in"/>
      </text:outline-level-style>
      <text:outline-level-style text:level="3" loext:num-list-format="%1%.%2%.%3%." style:num-suffix="." style:num-format="1" text:display-levels="3">
        <style:list-level-properties text:min-label-width="0.4925in"/>
      </text:outline-level-style>
      <text:outline-level-style text:level="4" loext:num-list-format="%1%.%2%.%3%.%4%." style:num-suffix="." style:num-format="1" text:display-levels="4">
        <style:list-level-properties text:min-label-width="0.6in"/>
      </text:outline-level-style>
      <text:outline-level-style text:level="5" loext:num-list-format="%1%.%2%.%3%.%4%.%5%." style:num-suffix="." style:num-format="1" text:display-levels="5">
        <style:list-level-properties text:min-label-width="0.7in"/>
      </text:outline-level-style>
      <text:outline-level-style text:level="6" loext:num-list-format="%1%.%2%.%3%.%4%.%5%.%6%." style:num-suffix="." style:num-format="1" text:display-levels="6">
        <style:list-level-properties text:min-label-width="0.8in"/>
      </text:outline-level-style>
      <text:outline-level-style text:level="7" loext:num-list-format="%1%.%2%.%3%.%4%.%5%.%6%.%7%." style:num-suffix="." style:num-format="1" text:display-levels="7">
        <style:list-level-properties text:min-label-width="0.9in"/>
      </text:outline-level-style>
      <text:outline-level-style text:level="8" loext:num-list-format="%1%.%2%.%3%.%4%.%5%.%6%.%7%.%8%." style:num-suffix="." style:num-format="1" text:display-levels="8">
        <style:list-level-properties text:min-label-width="1in"/>
      </text:outline-level-style>
      <text:outline-level-style text:level="9" loext:num-list-format="%1%.%2%.%3%.%4%.%5%.%6%.%7%.%8%.%9%." style:num-suffix="." style:num-format="1" text:display-levels="9">
        <style:list-level-properties text:min-label-width="1.1in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0.4921in" text:min-label-width="0.2953in"/>
      </text:list-level-style-number>
      <text:list-level-style-number text:level="2" text:style-name="Zeichenformat" loext:num-list-format="%2%." style:num-suffix="." style:num-format="1">
        <style:list-level-properties text:space-before="1.2799in" text:min-label-width="0.2953in"/>
      </text:list-level-style-number>
      <text:list-level-style-number text:level="3" text:style-name="Zeichenformat" loext:num-list-format="%3%." style:num-suffix="." style:num-format="1">
        <style:list-level-properties text:space-before="2.0673in" text:min-label-width="0.2953in"/>
      </text:list-level-style-number>
      <text:list-level-style-number text:level="4" text:style-name="Zeichenformat" loext:num-list-format="%4%." style:num-suffix="." style:num-format="1">
        <style:list-level-properties text:space-before="2.8547in" text:min-label-width="0.2953in"/>
      </text:list-level-style-number>
      <text:list-level-style-number text:level="5" text:style-name="Zeichenformat" loext:num-list-format="%5%." style:num-suffix="." style:num-format="1">
        <style:list-level-properties text:space-before="3.6421in" text:min-label-width="0.2953in"/>
      </text:list-level-style-number>
      <text:list-level-style-number text:level="6" text:style-name="Zeichenformat" loext:num-list-format="%6%." style:num-suffix="." style:num-format="1">
        <style:list-level-properties text:space-before="4.4299in" text:min-label-width="0.2953in"/>
      </text:list-level-style-number>
      <text:list-level-style-number text:level="7" text:style-name="Zeichenformat" loext:num-list-format="%7%." style:num-suffix="." style:num-format="1">
        <style:list-level-properties text:space-before="5.2173in" text:min-label-width="0.2953in"/>
      </text:list-level-style-number>
      <text:list-level-style-number text:level="8" text:style-name="Zeichenformat" loext:num-list-format="%8%." style:num-suffix="." style:num-format="1">
        <style:list-level-properties text:space-before="6.0047in" text:min-label-width="0.2953in"/>
      </text:list-level-style-number>
      <text:list-level-style-number text:level="9" text:style-name="Zeichenformat" loext:num-list-format="%9%." style:num-suffix="." style:num-format="1">
        <style:list-level-properties text:space-before="6.7921in" text:min-label-width="0.2953in"/>
      </text:list-level-style-number>
      <text:list-level-style-number text:level="10" text:style-name="Zeichenformat" loext:num-list-format="%10%." style:num-suffix="." style:num-format="1">
        <style:list-level-properties text:space-before="7.5799in" text:min-label-width="0.2953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10-08-03T10:11:27.48</meta:creation-date>
    <dc:language>pt-BR</dc:language>
    <meta:editing-cycles>4</meta:editing-cycles>
    <meta:editing-duration>PT33M23S</meta:editing-duration>
    <dc:date>2024-06-25T15:04:46.700000000</dc:date>
    <meta:document-statistic meta:table-count="0" meta:image-count="0" meta:object-count="0" meta:page-count="2" meta:paragraph-count="24" meta:word-count="367" meta:character-count="2353" meta:non-whitespace-character-count="2016"/>
    <meta:user-defined meta:name="Info 1"/>
    <meta:user-defined meta:name="Info 2"/>
    <meta:user-defined meta:name="Info 3"/>
    <meta:user-defined meta:name="Info 4"/>
  </office:meta>
</office:document-meta>
</file>